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au1" style:family="table">
      <style:table-properties style:width="9.081cm" fo:margin-top="0cm" fo:margin-bottom="0cm" table:align="center"/>
    </style:style>
    <style:style style:name="Tableau1.A" style:family="table-column">
      <style:table-column-properties style:column-width="2.309cm"/>
    </style:style>
    <style:style style:name="Tableau1.B" style:family="table-column">
      <style:table-column-properties style:column-width="2.254cm"/>
    </style:style>
    <style:style style:name="Tableau1.C" style:family="table-column">
      <style:table-column-properties style:column-width="2.26cm"/>
    </style:style>
    <style:style style:name="Tableau1.D" style:family="table-column">
      <style:table-column-properties style:column-width="2.256cm"/>
    </style:style>
    <style:style style:name="Tableau1.1" style:family="table-row">
      <style:table-row-properties style:min-row-height="0.452cm" fo:keep-together="auto"/>
    </style:style>
    <style:style style:name="Tableau1.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leau1.D1" style:family="table-cell">
      <style:table-cell-properties style:vertical-align="bottom" fo:padding-left="0.049cm" fo:padding-right="0.049cm" fo:padding-top="0cm" fo:padding-bottom="0cm" fo:border="0.05pt solid #000000"/>
    </style:style>
    <style:style style:name="Tableau1.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leau1.B2" style:family="table-cell">
      <style:table-cell-properties style:vertical-align="bottom" fo:padding-left="0.049cm" fo:padding-right="0.049cm" fo:padding-top="0cm" fo:padding-bottom="0cm" fo:border-left="none" fo:border-right="none" fo:border-top="none" fo:border-bottom="0.05pt solid #000000"/>
    </style:style>
    <style:style style:name="Tableau1.D2" style:family="table-cell">
      <style:table-cell-properties style:vertical-align="bottom" fo:padding-left="0.049cm" fo:padding-right="0.049cm" fo:padding-top="0cm" fo:padding-bottom="0cm" fo:border-left="none" fo:border-right="0.05pt solid #000000" fo:border-top="none" fo:border-bottom="0.05pt solid #000000"/>
    </style:style>
    <style:style style:name="Tableau1.B3" style:family="table-cell">
      <style:table-cell-properties style:vertical-align="middle" fo:background-color="#dddddd" fo:padding-left="0.049cm" fo:padding-right="0.049cm" fo:padding-top="0cm" fo:padding-bottom="0cm" fo:border-left="0.05pt solid #000000" fo:border-right="0.05pt solid #000000" fo:border-top="none" fo:border-bottom="0.05pt solid #000000">
        <style:background-image/>
      </style:table-cell-properties>
    </style:style>
    <style:style style:name="Tableau1.B4" style:family="table-cell">
      <style:table-cell-properties style:vertical-align="bottom" fo:background-color="#ffd7d7" fo:padding-left="0.049cm" fo:padding-right="0.049cm" fo:padding-top="0cm" fo:padding-bottom="0cm" fo:border-left="0.05pt solid #000000" fo:border-right="none" fo:border-top="none" fo:border-bottom="0.05pt solid #000000">
        <style:background-image/>
      </style:table-cell-properties>
    </style:style>
    <style:style style:name="Tableau1.C4" style:family="table-cell">
      <style:table-cell-properties style:vertical-align="bottom" fo:background-color="#e8f2a1" fo:padding-left="0.049cm" fo:padding-right="0.049cm" fo:padding-top="0cm" fo:padding-bottom="0cm" fo:border-left="0.05pt solid #000000" fo:border-right="none" fo:border-top="none" fo:border-bottom="0.05pt solid #000000">
        <style:background-image/>
      </style:table-cell-properties>
    </style:style>
    <style:style style:name="Tableau1.D4" style:family="table-cell">
      <style:table-cell-properties style:vertical-align="bottom" fo:background-color="#b4c7dc" fo:padding-left="0.049cm" fo:padding-right="0.049cm" fo:padding-top="0cm" fo:padding-bottom="0cm" fo:border-left="0.05pt solid #000000" fo:border-right="0.05pt solid #000000" fo:border-top="none" fo:border-bottom="0.05pt solid #000000">
        <style:background-image/>
      </style:table-cell-properties>
    </style:style>
    <style:style style:name="Tableau1.D5"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au1.D6"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au1.D7"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au1.D8"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au1.D9"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au1.D10"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au1.D11"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leau1.D1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P1" style:family="paragraph" style:parent-style-name="Standard">
      <style:text-properties officeooo:rsid="00177e1c" officeooo:paragraph-rsid="00177e1c"/>
    </style:style>
    <style:style style:name="P2" style:family="paragraph" style:parent-style-name="Standard">
      <style:text-properties officeooo:paragraph-rsid="00177e1c"/>
    </style:style>
    <style:style style:name="P3" style:family="paragraph" style:parent-style-name="Standard">
      <style:text-properties officeooo:rsid="0017b0d9" officeooo:paragraph-rsid="0017b0d9"/>
    </style:style>
    <style:style style:name="P4" style:family="paragraph" style:parent-style-name="Standard">
      <style:text-properties officeooo:rsid="00198737" officeooo:paragraph-rsid="00198737"/>
    </style:style>
    <style:style style:name="P5" style:family="paragraph" style:parent-style-name="Standard">
      <style:text-properties officeooo:rsid="00198737" officeooo:paragraph-rsid="0019956f"/>
    </style:style>
    <style:style style:name="P6" style:family="paragraph" style:parent-style-name="Standard">
      <style:text-properties officeooo:paragraph-rsid="00198737"/>
    </style:style>
    <style:style style:name="P7" style:family="paragraph" style:parent-style-name="Standard">
      <style:paragraph-properties fo:text-align="center" style:justify-single-word="false">
        <style:tab-stops/>
      </style:paragraph-properties>
    </style:style>
    <style:style style:name="P8" style:family="paragraph">
      <loext:graphic-properties draw:fill="none" draw:fill-color="#ffffff"/>
    </style:style>
    <style:style style:name="P9" style:family="paragraph">
      <style:paragraph-properties fo:text-align="center"/>
    </style:style>
    <style:style style:name="P10" style:family="paragraph">
      <style:text-properties fo:font-size="10pt" style:font-size-asian="10pt" style:font-size-complex="10pt"/>
    </style:style>
    <style:style style:name="P11" style:family="paragraph">
      <loext:graphic-properties draw:fill="none" draw:fill-color="#ffffff"/>
      <style:text-properties fo:font-size="10pt" style:font-size-asian="10pt" style:font-size-complex="10pt"/>
    </style:style>
    <style:style style:name="P12" style:family="paragraph">
      <loext:graphic-properties draw:fill="solid" draw:fill-color="#f6f9d4"/>
      <style:paragraph-properties fo:text-align="center"/>
    </style:style>
    <style:style style:name="P13" style:family="paragraph">
      <loext:graphic-properties draw:fill="none"/>
      <style:paragraph-properties fo:text-align="center"/>
    </style:style>
    <style:style style:name="T1" style:family="text">
      <style:text-properties officeooo:rsid="00177e1c"/>
    </style:style>
    <style:style style:name="T2" style:family="text">
      <style:text-properties officeooo:rsid="00198737"/>
    </style:style>
    <style:style style:name="T3" style:family="text">
      <style:text-properties officeooo:rsid="0019956f"/>
    </style:style>
    <style:style style:name="T4" style:family="text">
      <style:text-properties fo:font-size="10pt" style:font-size-asian="10pt" style:font-size-complex="10pt"/>
    </style:style>
    <style:style style:name="fr1" style:family="graphic" style:parent-style-name="Formula">
      <style:graphic-properties style:vertical-pos="from-top" draw:ole-draw-aspect="1"/>
    </style:style>
    <style:style style:name="gr1" style:family="graphic">
      <style:graphic-properties draw:stroke="none" svg:stroke-color="#000000" draw:fill="none" draw:fill-color="#ffffff" fo:min-height="0.416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svg:stroke-width="0.03cm" svg:stroke-color="#81d41a" draw:marker-start-width="0.39cm" draw:marker-end="Concave" draw:marker-end-width="0.39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style:style>
    <style:style style:name="gr5" style:family="graphic">
      <style:graphic-properties draw:fill="solid" draw:fill-color="#f6f9d4" draw:textarea-horizontal-align="justify" draw:textarea-vertical-align="middle" draw:auto-grow-height="false" fo:min-height="0.471cm" fo:min-width="0.471cm" style:run-through="foreground" style:wrap="run-through" style:number-wrapped-paragraphs="no-limit" style:vertical-pos="from-top" style:vertical-rel="paragraph" style:horizontal-pos="from-left" style:horizontal-rel="paragraph"/>
      <style:paragraph-properties style:writing-mode="lr-tb"/>
    </style:style>
    <style:style style:name="gr6" style:family="graphic">
      <style:graphic-properties svg:stroke-width="0.03cm" draw:marker-start-width="0.39cm" draw:marker-end-width="0.39cm" draw:fill="none" draw:textarea-horizontal-align="justify" draw:textarea-vertical-align="middle" draw:auto-grow-height="false" fo:min-height="0.501cm" fo:min-width="0.501cm" fo:padding-top="0.014cm" fo:padding-bottom="0.014cm" fo:padding-left="0.014cm" fo:padding-right="0.014cm" style:run-through="foreground" style:wrap="run-through" style:number-wrapped-paragraphs="no-limit" style:vertical-pos="from-top" style:vertical-rel="paragraph" style:horizontal-pos="from-left" style:horizontal-rel="paragraph"/>
    </style:style>
    <style:style style:name="gr7" style:family="graphic">
      <style:graphic-properties svg:stroke-width="0.03cm" draw:marker-start-width="0.39cm" draw:marker-end-width="0.39cm" draw:fill="none" draw:textarea-horizontal-align="justify" draw:textarea-vertical-align="middle" draw:auto-grow-height="false" fo:min-height="0.529cm" fo:min-width="0.529cm" fo:padding-top="0.014cm" fo:padding-bottom="0.014cm" fo:padding-left="0.014cm" fo:padding-right="0.014cm" style:run-through="foreground" style:wrap="run-through" style:number-wrapped-paragraphs="no-limit" style:vertical-pos="from-top" style:vertical-rel="paragraph" style:horizontal-pos="from-left" style:horizontal-rel="paragraph"/>
    </style:style>
    <style:style style:name="gr8" style:family="graphic">
      <style:graphic-properties style:run-through="foreground" style:vertical-pos="from-top" style:vertical-rel="paragraph" style:horizontal-pos="from-left" style:horizontal-rel="paragraph"/>
    </style:style>
    <style:style style:name="gr9" style:family="graphic">
      <style:graphic-properties svg:stroke-width="0.049cm" draw:marker-start-width="0.42cm" draw:marker-end-width="0.42cm" draw:textarea-horizontal-align="center" draw:textarea-vertical-align="middle" fo:padding-top="0.025cm" fo:padding-bottom="0.025cm" fo:padding-left="0.025cm" fo:padding-right="0.025cm" style:run-through="foreground"/>
    </style:style>
    <style:style style:name="gr10" style:family="graphic">
      <style:graphic-properties draw:stroke="none" svg:stroke-color="#000000" draw:fill="none" draw:fill-color="#ffffff" fo:min-height="0.499cm" style:run-through="foreground" style:wrap="run-through" style:number-wrapped-paragraphs="no-limit" style:vertical-pos="from-top" style:vertical-rel="paragraph" style:horizontal-pos="from-left" style:horizontal-rel="paragraph"/>
      <style:paragraph-properties style:writing-mode="lr-tb"/>
    </style:style>
    <style:style style:name="gr11" style:family="graphic">
      <style:graphic-properties draw:stroke="dash" draw:stroke-dash="Long_20_Dash" svg:stroke-width="0.049cm" svg:stroke-color="#5983b0" draw:marker-start-width="0.42cm" draw:marker-end-width="0.42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12" style:family="graphic">
      <style:graphic-properties draw:stroke="dash" draw:stroke-dash="Long_20_Dot" svg:stroke-width="0.03cm" svg:stroke-color="#5983b0" draw:marker-start-width="0.39cm" draw:marker-end-width="0.39cm" draw:textarea-horizontal-align="center" draw:textarea-vertical-align="middle" fo:padding-top="0.016cm" fo:padding-bottom="0.016cm" fo:padding-left="0.016cm" fo:padding-right="0.016cm" style:run-through="foreground" style:wrap="run-through" style:number-wrapped-paragraphs="no-limit" style:vertical-pos="from-top" style:vertical-rel="paragraph" style:horizontal-pos="from-left" style:horizontal-rel="paragraph"/>
    </style:style>
    <style:style style:name="gr13" style:family="graphic">
      <style:graphic-properties svg:stroke-width="0.049cm" svg:stroke-color="#0033c4" draw:marker-start-width="0.42cm" draw:marker-end-width="0.42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14" style:family="graphic">
      <style:graphic-properties svg:stroke-width="0.049cm" svg:stroke-color="#00a933" draw:marker-start-width="0.42cm" draw:marker-end-width="0.42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15" style:family="graphic">
      <style:graphic-properties svg:stroke-width="0.049cm" svg:stroke-color="#ff0000" draw:marker-start-width="0.42cm" draw:marker-end-width="0.42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16" style:family="graphic">
      <style:graphic-properties svg:stroke-width="0.049cm" draw:marker-start-width="0.42cm" draw:marker-end="Arrow" draw:marker-end-width="0.25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éflexion pour obtenir les couleurs d’un arc-en-ciel sur le ruban NeoPixel</text:p>
      <text:p text:style-name="P1"/>
      <text:p text:style-name="P1"/>
      <text:p text:style-name="P1">On considère que le niveau maximum de luminosité est de 125 pour éviter d’être ébloui.</text:p>
      <text:p text:style-name="P1"/>
      <text:p text:style-name="P2"><text:span text:style-name="T1">Le niveau de lumière rouge, verte et bleue doivent suivre les courbes ci-dessous pour obtenir un changement progressif de couleur.</text:span></text:p>
      <text:p text:style-name="P2"/>
      <text:p text:style-name="P2"><draw:g text:anchor-type="paragraph" draw:z-index="26" draw:name="DrawObject1" draw:style-name="gr8"><draw:line draw:name="Forme6" draw:style-name="gr9" draw:text-style-name="P9" svg:x1="3.981cm" svg:y1="1.341cm" svg:x2="3.981cm" svg:y2="1.674cm"><text:p/></draw:line><draw:line draw:name="Forme6_0" draw:style-name="gr9" draw:text-style-name="P9" svg:x1="3.812cm" svg:y1="1.507cm" svg:x2="4.145cm" svg:y2="1.507cm"><text:p/></draw:line></draw:g><draw:g text:anchor-type="paragraph" draw:z-index="27" draw:name="DrawObject1_0" draw:style-name="gr8"><draw:line draw:name="Forme6_3" draw:style-name="gr9" draw:text-style-name="P9" svg:x1="3.981cm" svg:y1="4.419cm" svg:x2="3.981cm" svg:y2="4.752cm"><text:p/></draw:line><draw:line draw:name="Forme6_4" draw:style-name="gr9" draw:text-style-name="P9" svg:x1="3.812cm" svg:y1="4.585cm" svg:x2="4.145cm" svg:y2="4.585cm"><text:p/></draw:line></draw:g><draw:g text:anchor-type="paragraph" draw:z-index="28" draw:name="DrawObject1_1" draw:style-name="gr8"><draw:line draw:name="Forme6_5" draw:style-name="gr9" draw:text-style-name="P9" svg:x1="4.87cm" svg:y1="2.328cm" svg:x2="4.87cm" svg:y2="2.661cm"><text:p/></draw:line><draw:line draw:name="Forme6_6" draw:style-name="gr9" draw:text-style-name="P9" svg:x1="4.701cm" svg:y1="2.494cm" svg:x2="5.034cm" svg:y2="2.494cm"><text:p/></draw:line></draw:g><draw:g text:anchor-type="paragraph" draw:z-index="29" draw:name="DrawObject1_2" draw:style-name="gr8"><draw:line draw:name="Forme6_1" draw:style-name="gr9" draw:text-style-name="P9" svg:x1="4.87cm" svg:y1="3.431cm" svg:x2="4.87cm" svg:y2="3.764cm"><text:p/></draw:line><draw:line draw:name="Forme6_2" draw:style-name="gr9" draw:text-style-name="P9" svg:x1="4.701cm" svg:y1="3.597cm" svg:x2="5.034cm" svg:y2="3.597cm"><text:p/></draw:line></draw:g><draw:g text:anchor-type="paragraph" draw:z-index="30" draw:name="DrawObject1_3" draw:style-name="gr8"><draw:line draw:name="Forme6_7" draw:style-name="gr9" draw:text-style-name="P9" svg:x1="5.858cm" svg:y1="2.328cm" svg:x2="5.858cm" svg:y2="2.661cm"><text:p/></draw:line><draw:line draw:name="Forme6_8" draw:style-name="gr9" draw:text-style-name="P9" svg:x1="5.689cm" svg:y1="2.494cm" svg:x2="6.022cm" svg:y2="2.494cm"><text:p/></draw:line></draw:g><draw:g text:anchor-type="paragraph" draw:z-index="31" draw:name="DrawObject1_4" draw:style-name="gr8"><draw:line draw:name="Forme6_9" draw:style-name="gr9" draw:text-style-name="P9" svg:x1="5.858cm" svg:y1="3.431cm" svg:x2="5.858cm" svg:y2="3.764cm"><text:p/></draw:line><draw:line draw:name="Forme6_10" draw:style-name="gr9" draw:text-style-name="P9" svg:x1="5.689cm" svg:y1="3.597cm" svg:x2="6.022cm" svg:y2="3.597cm"><text:p/></draw:line></draw:g><draw:g text:anchor-type="paragraph" draw:z-index="32" draw:name="DrawObject1_5" draw:style-name="gr8"><draw:line draw:name="Forme6_11" draw:style-name="gr9" draw:text-style-name="P9" svg:x1="6.648cm" svg:y1="1.439cm" svg:x2="6.648cm" svg:y2="1.772cm"><text:p/></draw:line><draw:line draw:name="Forme6_12" draw:style-name="gr9" draw:text-style-name="P9" svg:x1="6.479cm" svg:y1="1.605cm" svg:x2="6.812cm" svg:y2="1.605cm"><text:p/></draw:line></draw:g><draw:g text:anchor-type="paragraph" draw:z-index="33" draw:name="DrawObject1_6" draw:style-name="gr8"><draw:line draw:name="Forme6_13" draw:style-name="gr9" draw:text-style-name="P9" svg:x1="6.648cm" svg:y1="4.32cm" svg:x2="6.648cm" svg:y2="4.653cm"><text:p/></draw:line><draw:line draw:name="Forme6_14" draw:style-name="gr9" draw:text-style-name="P9" svg:x1="6.479cm" svg:y1="4.486cm" svg:x2="6.812cm" svg:y2="4.486cm"><text:p/></draw:line></draw:g><draw:g text:anchor-type="paragraph" draw:z-index="34" draw:name="DrawObject1_7" draw:style-name="gr8"><draw:line draw:name="Forme6_15" draw:style-name="gr9" draw:text-style-name="P9" svg:x1="7.537cm" svg:y1="1.439cm" svg:x2="7.537cm" svg:y2="1.772cm"><text:p/></draw:line><draw:line draw:name="Forme6_16" draw:style-name="gr9" draw:text-style-name="P9" svg:x1="7.368cm" svg:y1="1.605cm" svg:x2="7.701cm" svg:y2="1.605cm"><text:p/></draw:line></draw:g><draw:g text:anchor-type="paragraph" draw:z-index="35" draw:name="DrawObject1_8" draw:style-name="gr8"><draw:line draw:name="Forme6_17" draw:style-name="gr9" draw:text-style-name="P9" svg:x1="7.537cm" svg:y1="4.419cm" svg:x2="7.537cm" svg:y2="4.752cm"><text:p/></draw:line><draw:line draw:name="Forme6_18" draw:style-name="gr9" draw:text-style-name="P9" svg:x1="7.368cm" svg:y1="4.585cm" svg:x2="7.701cm" svg:y2="4.585cm"><text:p/></draw:line></draw:g><draw:g text:anchor-type="paragraph" draw:z-index="36" draw:name="DrawObject1_9" draw:style-name="gr8"><draw:line draw:name="Forme6_19" draw:style-name="gr9" draw:text-style-name="P9" svg:x1="8.426cm" svg:y1="2.328cm" svg:x2="8.426cm" svg:y2="2.661cm"><text:p/></draw:line><draw:line draw:name="Forme6_20" draw:style-name="gr9" draw:text-style-name="P9" svg:x1="8.257cm" svg:y1="2.494cm" svg:x2="8.59cm" svg:y2="2.494cm"><text:p/></draw:line></draw:g><draw:g text:anchor-type="paragraph" draw:z-index="37" draw:name="DrawObject1_10" draw:style-name="gr8"><draw:line draw:name="Forme6_21" draw:style-name="gr9" draw:text-style-name="P9" svg:x1="8.426cm" svg:y1="3.431cm" svg:x2="8.426cm" svg:y2="3.764cm"><text:p/></draw:line><draw:line draw:name="Forme6_22" draw:style-name="gr9" draw:text-style-name="P9" svg:x1="8.257cm" svg:y1="3.597cm" svg:x2="8.59cm" svg:y2="3.597cm"><text:p/></draw:line></draw:g><draw:g text:anchor-type="paragraph" draw:z-index="38" draw:name="DrawObject1_11" draw:style-name="gr8"><draw:line draw:name="Forme6_23" draw:style-name="gr9" draw:text-style-name="P9" svg:x1="9.414cm" svg:y1="2.328cm" svg:x2="9.414cm" svg:y2="2.661cm"><text:p/></draw:line><draw:line draw:name="Forme6_24" draw:style-name="gr9" draw:text-style-name="P9" svg:x1="9.245cm" svg:y1="2.494cm" svg:x2="9.578cm" svg:y2="2.494cm"><text:p/></draw:line></draw:g><draw:g text:anchor-type="paragraph" draw:z-index="39" draw:name="DrawObject1_12" draw:style-name="gr8"><draw:line draw:name="Forme6_25" draw:style-name="gr9" draw:text-style-name="P9" svg:x1="9.414cm" svg:y1="3.431cm" svg:x2="9.414cm" svg:y2="3.764cm"><text:p/></draw:line><draw:line draw:name="Forme6_26" draw:style-name="gr9" draw:text-style-name="P9" svg:x1="9.245cm" svg:y1="3.597cm" svg:x2="9.578cm" svg:y2="3.597cm"><text:p/></draw:line></draw:g><draw:g text:anchor-type="paragraph" draw:z-index="40" draw:name="DrawObject1_13" draw:style-name="gr8"><draw:line draw:name="Forme6_27" draw:style-name="gr9" draw:text-style-name="P9" svg:x1="10.303cm" svg:y1="1.341cm" svg:x2="10.303cm" svg:y2="1.674cm"><text:p/></draw:line><draw:line draw:name="Forme6_28" draw:style-name="gr9" draw:text-style-name="P9" svg:x1="10.134cm" svg:y1="1.507cm" svg:x2="10.467cm" svg:y2="1.507cm"><text:p/></draw:line></draw:g><draw:g text:anchor-type="paragraph" draw:z-index="41" draw:name="DrawObject1_14" draw:style-name="gr8"><draw:line draw:name="Forme6_29" draw:style-name="gr9" draw:text-style-name="P9" svg:x1="10.303cm" svg:y1="4.419cm" svg:x2="10.303cm" svg:y2="4.752cm"><text:p/></draw:line><draw:line draw:name="Forme6_30" draw:style-name="gr9" draw:text-style-name="P9" svg:x1="10.134cm" svg:y1="4.585cm" svg:x2="10.467cm" svg:y2="4.585cm"><text:p/></draw:line></draw:g><draw:line text:anchor-type="paragraph" draw:z-index="0" draw:name="Forme1" draw:style-name="gr16" draw:text-style-name="P9" svg:x1="3.521cm" svg:y1="5.086cm" svg:x2="3.521cm" svg:y2="0.259cm"><text:p/></draw:line><draw:line text:anchor-type="paragraph" draw:z-index="1" draw:name="Forme1_0" draw:style-name="gr16" draw:text-style-name="P9" svg:x1="3.52cm" svg:y1="5.043cm" svg:x2="11.133cm" svg:y2="5.043cm"><text:p/></draw:line><draw:line text:anchor-type="paragraph" draw:z-index="2" draw:name="Forme2" draw:style-name="gr15" draw:text-style-name="P9" svg:x1="3.521cm" svg:y1="1.007cm" svg:x2="7.141cm" svg:y2="5.043cm"><text:p/></draw:line><draw:line text:anchor-type="paragraph" draw:z-index="3" draw:name="Forme2_0" draw:style-name="gr14" draw:text-style-name="P9" svg:x1="3.521cm" svg:y1="5.043cm" svg:x2="7.141cm" svg:y2="1.092cm"><text:p/></draw:line><draw:line text:anchor-type="paragraph" draw:z-index="4" draw:name="Forme2_1" draw:style-name="gr14" draw:text-style-name="P9" svg:x1="10.717cm" svg:y1="5.043cm" svg:x2="7.14cm" svg:y2="1.092cm"><text:p/></draw:line><draw:line text:anchor-type="paragraph" draw:z-index="5" draw:name="Forme2_2" draw:style-name="gr13" draw:text-style-name="P9" svg:x1="7.14cm" svg:y1="5.043cm" svg:x2="10.634cm" svg:y2="1.092cm"><text:p/></draw:line><draw:line text:anchor-type="paragraph" draw:z-index="6" draw:name="Forme3" draw:style-name="gr11" draw:text-style-name="P9" svg:x1="10.717cm" svg:y1="0.591cm" svg:x2="10.717cm" svg:y2="5.252cm"><text:p/></draw:line><draw:line text:anchor-type="paragraph" draw:z-index="7" draw:name="Forme3_0" draw:style-name="gr11" draw:text-style-name="P9" svg:x1="7.14cm" svg:y1="0.593cm" svg:x2="7.14cm" svg:y2="5.254cm"><text:p/></draw:line><draw:line text:anchor-type="paragraph" draw:z-index="8" draw:name="Forme3_1" draw:style-name="gr12" draw:text-style-name="P9" svg:x1="3.23cm" svg:y1="1.007cm" svg:x2="11.967cm" svg:y2="1.007cm"><text:p/></draw:line><draw:frame text:anchor-type="paragraph" draw:z-index="9" draw:name="Forme4" draw:style-name="gr1" draw:text-style-name="P8" svg:width="0.999cm" svg:height="0.489cm" svg:x="2.445cm" svg:y="0.743cm"><draw:text-box><text:p>128</text:p></draw:text-box></draw:frame><draw:frame text:anchor-type="paragraph" draw:z-index="10" draw:name="Forme4_0" draw:style-name="gr1" draw:text-style-name="P8" svg:width="0.999cm" svg:height="0.489cm" svg:x="2.679cm" svg:y="4.752cm"><draw:text-box><text:p><text:s text:c="5"/>0</text:p></draw:text-box></draw:frame><draw:frame text:anchor-type="paragraph" draw:z-index="11" draw:name="Forme4_1" draw:style-name="gr3" draw:text-style-name="P11" svg:width="3.162cm" svg:height="0.489cm" svg:x="0.152cm" svg:y="0.104cm"><draw:text-box><text:p text:style-name="P10"><text:span text:style-name="T4">Niveau de luminosité</text:span></text:p></draw:text-box></draw:frame><draw:line text:anchor-type="paragraph" draw:z-index="12" draw:name="Forme3_2" draw:style-name="gr11" draw:text-style-name="P9" svg:x1="5.362cm" svg:y1="0.593cm" svg:x2="5.362cm" svg:y2="5.254cm"><text:p/></draw:line><draw:line text:anchor-type="paragraph" draw:z-index="13" draw:name="Forme3_3" draw:style-name="gr11" draw:text-style-name="P9" svg:x1="8.918cm" svg:y1="0.593cm" svg:x2="8.918cm" svg:y2="5.254cm"><text:p/></draw:line><draw:line text:anchor-type="paragraph" draw:z-index="14" draw:name="Forme3_4" draw:style-name="gr11" draw:text-style-name="P9" svg:x1="8.029cm" svg:y1="0.593cm" svg:x2="8.029cm" svg:y2="5.254cm"><text:p/></draw:line><draw:line text:anchor-type="paragraph" draw:z-index="15" draw:name="Forme3_5" draw:style-name="gr11" draw:text-style-name="P9" svg:x1="9.807cm" svg:y1="0.593cm" svg:x2="9.807cm" svg:y2="5.254cm"><text:p/></draw:line><draw:line text:anchor-type="paragraph" draw:z-index="16" draw:name="Forme3_6" draw:style-name="gr11" draw:text-style-name="P9" svg:x1="4.473cm" svg:y1="0.593cm" svg:x2="4.473cm" svg:y2="5.254cm"><text:p/></draw:line><draw:line text:anchor-type="paragraph" draw:z-index="17" draw:name="Forme3_7" draw:style-name="gr11" draw:text-style-name="P9" svg:x1="6.251cm" svg:y1="0.593cm" svg:x2="6.251cm" svg:y2="5.254cm"><text:p/></draw:line><draw:frame text:anchor-type="paragraph" draw:z-index="18" draw:name="Forme5" draw:style-name="gr10" draw:text-style-name="P8" svg:width="0.583cm" svg:height="0.5cm" svg:x="3.563cm" svg:y="5.219cm"><draw:text-box><text:p>[0]</text:p></draw:text-box></draw:frame><draw:frame text:anchor-type="paragraph" draw:z-index="19" draw:name="Forme5_0" draw:style-name="gr10" draw:text-style-name="P8" svg:width="0.583cm" svg:height="0.5cm" svg:x="4.452cm" svg:y="5.219cm"><draw:text-box><text:p>[1]</text:p></draw:text-box></draw:frame><draw:frame text:anchor-type="paragraph" draw:z-index="20" draw:name="Forme5_1" draw:style-name="gr10" draw:text-style-name="P8" svg:width="0.583cm" svg:height="0.5cm" svg:x="5.341cm" svg:y="5.219cm"><draw:text-box><text:p>[2]</text:p></draw:text-box></draw:frame><draw:frame text:anchor-type="paragraph" draw:z-index="21" draw:name="Forme5_2" draw:style-name="gr10" draw:text-style-name="P8" svg:width="0.583cm" svg:height="0.5cm" svg:x="6.23cm" svg:y="5.219cm"><draw:text-box><text:p>[3]</text:p></draw:text-box></draw:frame><draw:frame text:anchor-type="paragraph" draw:z-index="22" draw:name="Forme5_3" draw:style-name="gr10" draw:text-style-name="P8" svg:width="0.583cm" svg:height="0.5cm" svg:x="7.119cm" svg:y="5.219cm"><draw:text-box><text:p>[4]</text:p></draw:text-box></draw:frame><draw:frame text:anchor-type="paragraph" draw:z-index="23" draw:name="Forme5_4" draw:style-name="gr10" draw:text-style-name="P8" svg:width="0.583cm" svg:height="0.5cm" svg:x="8.008cm" svg:y="5.219cm"><draw:text-box><text:p>[5]</text:p></draw:text-box></draw:frame><draw:frame text:anchor-type="paragraph" draw:z-index="24" draw:name="Forme5_5" draw:style-name="gr10" draw:text-style-name="P8" svg:width="0.583cm" svg:height="0.5cm" svg:x="8.897cm" svg:y="5.219cm"><draw:text-box><text:p>[6]</text:p></draw:text-box></draw:frame><draw:frame text:anchor-type="paragraph" draw:z-index="25" draw:name="Forme5_6" draw:style-name="gr10" draw:text-style-name="P8" svg:width="0.583cm" svg:height="0.5cm" svg:x="9.786cm" svg:y="5.219cm"><draw:text-box><text:p>[7]</text:p></draw:text-box></draw:frame></text:p>
      <text:p text:style-name="P2"/>
      <text:p text:style-name="P2"/>
      <text:p text:style-name="P2"><draw:path text:anchor-type="paragraph" draw:z-index="45" draw:name="Forme9" draw:style-name="gr4" draw:text-style-name="P9" svg:width="1.805cm" svg:height="1.768cm" draw:transform="rotate (0.718377520120866) translate (3.22968055555556cm 1.04422222222222cm)" svg:viewBox="0 0 1806 1769" svg:d="M0 0c948 55 2019 218 1769 1769"><text:p/></draw:path></text:p>
      <text:p text:style-name="P2"><draw:custom-shape text:anchor-type="paragraph" draw:z-index="44" draw:name="Forme8" draw:style-name="gr5" draw:text-style-name="P12" svg:width="0.666cm" svg:height="0.666cm" svg:x="2.565cm" svg:y="0.392cm"><text:p text:style-name="P9">n°1</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
      <text:p text:style-name="P2"><draw:custom-shape text:anchor-type="paragraph" draw:z-index="43" draw:name="Forme7_0" draw:style-name="gr6" draw:text-style-name="P13" svg:width="0.749cm" svg:height="0.749cm" svg:x="4.561cm" svg:y="0.2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51" draw:name="Forme4_4" draw:style-name="gr1" draw:text-style-name="P8" svg:width="0.999cm" svg:height="0.489cm" svg:x="2.066cm" svg:y="0.416cm"><draw:text-box><text:p><text:s text:c="5"/>47</text:p></draw:text-box></draw:frame></text:p>
      <text:p text:style-name="P2"><draw:line text:anchor-type="paragraph" draw:z-index="50" draw:name="Forme10_0" draw:style-name="gr2" draw:text-style-name="P9" svg:x1="4.87cm" svg:y1="0.178cm" svg:x2="3.147cm" svg:y2="0.18cm"><text:p/></draw:line></text:p>
      <text:p text:style-name="P2"><draw:custom-shape text:anchor-type="paragraph" draw:z-index="42" draw:name="Forme7" draw:style-name="gr7" draw:text-style-name="P13" svg:width="0.749cm" svg:height="0.749cm" svg:x="3.646cm" svg:y="0.27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49" draw:name="Forme4_3" draw:style-name="gr1" draw:text-style-name="P8" svg:width="0.999cm" svg:height="0.489cm" svg:x="2.03cm" svg:y="0.452cm"><draw:text-box><text:p><text:s text:c="5"/>15</text:p></draw:text-box></draw:frame></text:p>
      <text:p text:style-name="P2"><draw:line text:anchor-type="paragraph" draw:z-index="48" draw:name="Forme10" draw:style-name="gr2" draw:text-style-name="P9" svg:x1="3.981cm" svg:y1="0.203cm" svg:x2="3.147cm" svg:y2="0.205cm"><text:p/></draw:line></text:p>
      <text:p text:style-name="P2"><draw:frame text:anchor-type="paragraph" draw:z-index="46" draw:name="Forme4_2" draw:style-name="gr3" draw:text-style-name="P11" svg:width="3.162cm" svg:height="0.489cm" svg:x="11.134cm" svg:y="0.31cm"><draw:text-box><text:p text:style-name="P10"><text:span text:style-name="T4">n° de led neopixel</text:span></text:p></draw:text-box></draw:frame></text:p>
      <text:p text:style-name="P2"/>
      <text:p text:style-name="P2"/>
      <text:p text:style-name="P3">Si on porte un peu attention aux différentes valeurs, on peut se rendre compte qu’il suffit de connaître la valeur correspondant aux deux points entourés pour connaître toutes les autres.</text:p>
      <text:p text:style-name="P3"/>
      <text:p text:style-name="P3"><text:span text:style-name="T2">1 - </text:span>Montrer que l<text:span text:style-name="T2">e niveau de lumière verte représenté par la</text:span> droite n°1 a pour équation <draw:frame draw:style-name="fr1" draw:name="Objet1" text:anchor-type="as-char" svg:y="-0.624cm" svg:width="3.417cm" svg:height="1.005cm" draw:z-index="47"><draw:object xlink:href="./Object 1" xlink:type="simple" xlink:show="embed" xlink:actuate="onLoad"/><draw:image xlink:href="./ObjectReplacements/Object 1" xlink:type="simple" xlink:show="embed" xlink:actuate="onLoad"/></draw:frame><text:span text:style-name="T2">où n correspond au numéro de la led NeoPixel ( de 0 à 7 inclus )</text:span></text:p>
      <text:p text:style-name="P3"/>
      <text:p text:style-name="P4">2 – En déduire la valeur du niveau de lumière verte pour les led 2 et 3.</text:p>
      <text:p text:style-name="P4"/>
      <text:p text:style-name="P6"><text:span text:style-name="T2">3 – Sachant que le niveau total de luminosité pour la somme des trois couleurs doit faire 128, en déduire la valeur du niveau de luminosité pour la lumière rouge pour les led 0, 1, 2 et 3.</text:span></text:p>
      <text:p text:style-name="P6"/>
      <text:p text:style-name="P4">4 – Compte tenu de la position des points pour chaque niveau de luminosité de chaque couleur, vous pouvez déterminer le niveau de lumière rouge, verte et bleue pour chaque led.</text:p>
      <text:p text:style-name="P4"/>
      <text:p text:style-name="P4">Je vous propose d’utiliser une feuille de calcul<text:span text:style-name="T3">s</text:span> LibreOffice pour obtenir les résultats escomptés.</text:p>
      <text:p text:style-name="P4"/>
      <text:p text:style-name="P4"/>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table:number-columns-spanned="2" office:value-type="string">
            <text:p text:style-name="P7">Niveau maximum : </text:p>
          </table:table-cell>
          <table:covered-table-cell/>
          <table:table-cell table:style-name="Tableau1.A1" office:value-type="string">
            <text:p text:style-name="P7">128</text:p>
          </table:table-cell>
          <table:table-cell table:style-name="Tableau1.D1" office:value-type="string">
            <text:p text:style-name="P7"/>
          </table:table-cell>
        </table:table-row>
        <table:table-row table:style-name="Tableau1.1">
          <table:table-cell table:style-name="Tableau1.A2" office:value-type="string">
            <text:p text:style-name="P7"/>
          </table:table-cell>
          <table:table-cell table:style-name="Tableau1.B2" office:value-type="string">
            <text:p text:style-name="P7"/>
          </table:table-cell>
          <table:table-cell table:style-name="Tableau1.B2" office:value-type="string">
            <text:p text:style-name="P7"/>
          </table:table-cell>
          <table:table-cell table:style-name="Tableau1.D2" office:value-type="string">
            <text:p text:style-name="P7"/>
          </table:table-cell>
        </table:table-row>
        <table:table-row table:style-name="Tableau1.1">
          <table:table-cell table:style-name="Tableau1.A2" office:value-type="string">
            <text:p text:style-name="P7"/>
          </table:table-cell>
          <table:table-cell table:style-name="Tableau1.B3" table:number-columns-spanned="3" office:value-type="string">
            <text:p text:style-name="P7">Niveau de luminosité</text:p>
          </table:table-cell>
          <table:covered-table-cell/>
          <table:covered-table-cell/>
        </table:table-row>
        <table:table-row table:style-name="Tableau1.1">
          <table:table-cell table:style-name="Tableau1.A2" office:value-type="string">
            <text:p text:style-name="P7">n° de led</text:p>
          </table:table-cell>
          <table:table-cell table:style-name="Tableau1.B4" office:value-type="string">
            <text:p text:style-name="P7">Rouge</text:p>
          </table:table-cell>
          <table:table-cell table:style-name="Tableau1.C4" office:value-type="string">
            <text:p text:style-name="P7">Verte</text:p>
          </table:table-cell>
          <table:table-cell table:style-name="Tableau1.D4" office:value-type="string">
            <text:p text:style-name="P7">Bleue</text:p>
          </table:table-cell>
        </table:table-row>
        <table:table-row table:style-name="Tableau1.1">
          <table:table-cell table:style-name="Tableau1.A2" office:value-type="string">
            <text:p text:style-name="P7">0</text:p>
          </table:table-cell>
          <table:table-cell table:style-name="Tableau1.A2" office:value-type="string">
            <text:p text:style-name="P7">113</text:p>
          </table:table-cell>
          <table:table-cell table:style-name="Tableau1.A2" office:value-type="string">
            <text:p text:style-name="P7">15</text:p>
          </table:table-cell>
          <table:table-cell table:style-name="Tableau1.D5" office:value-type="string">
            <text:p text:style-name="P7">0</text:p>
          </table:table-cell>
        </table:table-row>
        <table:table-row table:style-name="Tableau1.1">
          <table:table-cell table:style-name="Tableau1.A2" office:value-type="string">
            <text:p text:style-name="P7">1</text:p>
          </table:table-cell>
          <table:table-cell table:style-name="Tableau1.A2" office:value-type="string">
            <text:p text:style-name="P7">81</text:p>
          </table:table-cell>
          <table:table-cell table:style-name="Tableau1.A2" office:value-type="string">
            <text:p text:style-name="P7">47</text:p>
          </table:table-cell>
          <table:table-cell table:style-name="Tableau1.D6" office:value-type="string">
            <text:p text:style-name="P7">0</text:p>
          </table:table-cell>
        </table:table-row>
        <table:table-row table:style-name="Tableau1.1">
          <table:table-cell table:style-name="Tableau1.A2" office:value-type="string">
            <text:p text:style-name="P7">2</text:p>
          </table:table-cell>
          <table:table-cell table:style-name="Tableau1.A2" office:value-type="string">
            <text:p text:style-name="P7">47</text:p>
          </table:table-cell>
          <table:table-cell table:style-name="Tableau1.A2" office:value-type="string">
            <text:p text:style-name="P7">81</text:p>
          </table:table-cell>
          <table:table-cell table:style-name="Tableau1.D7" office:value-type="string">
            <text:p text:style-name="P7">0</text:p>
          </table:table-cell>
        </table:table-row>
        <table:table-row table:style-name="Tableau1.1">
          <table:table-cell table:style-name="Tableau1.A2" office:value-type="string">
            <text:p text:style-name="P7">3</text:p>
          </table:table-cell>
          <table:table-cell table:style-name="Tableau1.A2" office:value-type="string">
            <text:p text:style-name="P7">15</text:p>
          </table:table-cell>
          <table:table-cell table:style-name="Tableau1.A2" office:value-type="string">
            <text:p text:style-name="P7">113</text:p>
          </table:table-cell>
          <table:table-cell table:style-name="Tableau1.D8" office:value-type="string">
            <text:p text:style-name="P7">0</text:p>
          </table:table-cell>
        </table:table-row>
        <table:table-row table:style-name="Tableau1.1">
          <table:table-cell table:style-name="Tableau1.A2" office:value-type="string">
            <text:p text:style-name="P7">4</text:p>
          </table:table-cell>
          <table:table-cell table:style-name="Tableau1.A2" office:value-type="string">
            <text:p text:style-name="P7">0</text:p>
          </table:table-cell>
          <table:table-cell table:style-name="Tableau1.A2" office:value-type="string">
            <text:p text:style-name="P7">113</text:p>
          </table:table-cell>
          <table:table-cell table:style-name="Tableau1.D9" office:value-type="string">
            <text:p text:style-name="P7">15</text:p>
          </table:table-cell>
        </table:table-row>
        <table:table-row table:style-name="Tableau1.1">
          <table:table-cell table:style-name="Tableau1.A2" office:value-type="string">
            <text:p text:style-name="P7">5</text:p>
          </table:table-cell>
          <table:table-cell table:style-name="Tableau1.A2" office:value-type="string">
            <text:p text:style-name="P7">0</text:p>
          </table:table-cell>
          <table:table-cell table:style-name="Tableau1.A2" office:value-type="string">
            <text:p text:style-name="P7">81</text:p>
          </table:table-cell>
          <table:table-cell table:style-name="Tableau1.D10" office:value-type="string">
            <text:p text:style-name="P7">47</text:p>
          </table:table-cell>
        </table:table-row>
        <table:table-row table:style-name="Tableau1.1">
          <table:table-cell table:style-name="Tableau1.A2" office:value-type="string">
            <text:p text:style-name="P7">6</text:p>
          </table:table-cell>
          <table:table-cell table:style-name="Tableau1.A2" office:value-type="string">
            <text:p text:style-name="P7">0</text:p>
          </table:table-cell>
          <table:table-cell table:style-name="Tableau1.A2" office:value-type="string">
            <text:p text:style-name="P7">47</text:p>
          </table:table-cell>
          <table:table-cell table:style-name="Tableau1.D11" office:value-type="string">
            <text:p text:style-name="P7">81</text:p>
          </table:table-cell>
        </table:table-row>
        <table:table-row table:style-name="Tableau1.1">
          <table:table-cell table:style-name="Tableau1.A2" office:value-type="string">
            <text:p text:style-name="P7">7</text:p>
          </table:table-cell>
          <table:table-cell table:style-name="Tableau1.A2" office:value-type="string">
            <text:p text:style-name="P7">0</text:p>
          </table:table-cell>
          <table:table-cell table:style-name="Tableau1.A2" office:value-type="string">
            <text:p text:style-name="P7">15</text:p>
          </table:table-cell>
          <table:table-cell table:style-name="Tableau1.D12" office:value-type="string">
            <text:p text:style-name="P7">113</text:p>
          </table:table-cell>
        </table:table-row>
      </table:table>
      <text:p text:style-name="Standard"/>
      <text:p text:style-name="P4"><text:soft-page-break/></text:p>
      <text:p text:style-name="P4"/>
      <text:p text:style-name="P4"/>
      <text:p text:style-name="P5">5 – Vérifier vos résultats en programmant les led NeoPixel sur la carte à microcontrôleur.</text:p>
      <text:p text:style-name="P4"/>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marker draw:name="Arrow" svg:viewBox="0 0 20 20" svg:d="M0 20l10-20 10 20z"/>
    <draw:marker draw:name="Concave" svg:viewBox="0 0 1131 1580" svg:d="M1013 1491l118 89-567-1580-564 1580 114-85 136-68 148-46 161-17 161 13 153 46z"/>
    <draw:stroke-dash draw:name="Long_20_Dash" draw:display-name="Long Dash" draw:style="rect" draw:dots1="1" draw:dots1-length="600%" draw:distance="300%"/>
    <draw:stroke-dash draw:name="Long_20_Dot" draw:display-name="Long Dot" draw:style="rect" draw:dots1="1" draw:dots1-length="100%" draw:dots2="1" draw:dots2-length="1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J C</meta:initial-creator>
    <meta:creation-date>2021-01-11T21:29:56.564614466</meta:creation-date>
    <dc:date>2021-01-11T22:18:28.511885396</dc:date>
    <dc:creator>J C</dc:creator>
    <meta:editing-duration>PT27M49S</meta:editing-duration>
    <meta:editing-cycles>2</meta:editing-cycles>
    <meta:generator>LibreOffice/7.0.3.1$MacOSX_X86_64 LibreOffice_project/d7547858d014d4cf69878db179d326fc3483e082</meta:generator>
    <meta:document-statistic meta:table-count="1" meta:image-count="0" meta:object-count="1" meta:page-count="2" meta:paragraph-count="49" meta:word-count="265" meta:character-count="1370" meta:non-whitespace-character-count="1149"/>
  </office:meta>
</office:document-meta>
</file>

<file path=Object 1/content.xml><?xml version="1.0" encoding="utf-8"?>
<math xmlns="http://www.w3.org/1998/Math/MathML" display="block">
  <semantics>
    <mrow>
      <mi>y</mi>
      <mrow>
        <mspace width="2em"/>
        <mo stretchy="false">=</mo>
        <mspace width="2em"/>
      </mrow>
      <mrow>
        <mrow>
          <mfrac>
            <mn>128</mn>
            <mn>4</mn>
          </mfrac>
          <mo stretchy="false">×</mo>
          <mi>n</mi>
        </mrow>
        <mo stretchy="false">+</mo>
        <mn>15</mn>
      </mrow>
    </mrow>
    <annotation encoding="StarMath 5.0">alignc {y ~=~128 over 4 times n + 15}</annotation>
  </semantics>
</math>
</file>